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5.525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1.221cm" fo:break-before="auto" style:use-optimal-row-height="false"/>
    </style:style>
    <style:style style:name="ro3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style:text-align-source="fix" style:repeat-content="false" fo:wrap-option="wrap" fo:border="0.2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ee6ef" style:text-align-source="fix" style:repeat-content="false" fo:border="0.26pt solid #2a6099" style:vertical-align="middle"/>
      <style:paragraph-properties fo:text-align="center"/>
    </style:style>
    <style:style style:name="ce19" style:family="table-cell" style:parent-style-name="Default" style:data-style-name="N2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26pt solid #000000" style:shrink-to-fit="true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9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0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1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6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7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Fire Tower</text:p>
          </table:table-cell>
          <table:table-cell table:style-name="ce2" office:value-type="string" calcext:value-type="string">
            <text:p>Air Tower</text:p>
          </table:table-cell>
          <table:table-cell table:style-name="ce2" office:value-type="string" calcext:value-type="string">
            <text:p>Water Tower</text:p>
          </table:table-cell>
          <table:table-cell table:style-name="ce2" office:value-type="string" calcext:value-type="string">
            <text:p>Earth Tower</text:p>
          </table:table-cell>
          <table:table-cell table:style-name="ce2" office:value-type="string" calcext:value-type="string">
            <text:p>Advanced Fire <text:s/>Tower</text:p>
          </table:table-cell>
          <table:table-cell table:style-name="ce2" office:value-type="string" calcext:value-type="string">
            <text:p>Advanced Air <text:s text:c="3"/>Tower</text:p>
          </table:table-cell>
          <table:table-cell table:style-name="ce2" office:value-type="string" calcext:value-type="string">
            <text:p>Advanced Water Tower</text:p>
          </table:table-cell>
          <table:table-cell table:style-name="ce2" office:value-type="string" calcext:value-type="string">
            <text:p>Advanced Earth Tower</text:p>
          </table:table-cell>
          <table:table-cell table:style-name="ce2" office:value-type="string" calcext:value-type="string">
            <text:p>Master Fire <text:s text:c="2"/>Tower</text:p>
          </table:table-cell>
          <table:table-cell table:style-name="ce2" office:value-type="string" calcext:value-type="string">
            <text:p>Master <text:s/>Air <text:s text:c="3"/>Tower</text:p>
          </table:table-cell>
          <table:table-cell table:style-name="ce2" office:value-type="string" calcext:value-type="string">
            <text:p>Master Water Tower</text:p>
          </table:table-cell>
          <table:table-cell table:style-name="ce2" office:value-type="string" calcext:value-type="string">
            <text:p>Master Earth Tower</text:p>
          </table:table-cell>
          <table:table-cell table:style-name="ce2" office:value-type="string" calcext:value-type="string">
            <text:p>Lighting Tower</text:p>
          </table:table-cell>
          <table:table-cell table:style-name="ce2" office:value-type="string" calcext:value-type="string">
            <text:p>Magma Tower</text:p>
          </table:table-cell>
          <table:table-cell table:style-name="ce2" office:value-type="string" calcext:value-type="string">
            <text:p>Ice <text:s text:c="2"/>Tower</text:p>
          </table:table-cell>
          <table:table-cell table:style-name="ce2" office:value-type="string" calcext:value-type="string">
            <text:p>Leaf Tow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amag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225" calcext:value-type="float">
            <text:p>225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3" table:style-name="ce6" office:value-type="float" office:value="250" calcext:value-type="float">
            <text:p>25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ulletVelocity</text:p>
          </table:table-cell>
          <table:table-cell table:style-name="ce18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ireDelay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1.7" calcext:value-type="float">
            <text:p>1,70</text:p>
          </table:table-cell>
          <table:table-cell table:style-name="ce19" office:value-type="float" office:value="0.3" calcext:value-type="float">
            <text:p>0,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1.7" calcext:value-type="float">
            <text:p>1,7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ttack Speed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nge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amage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plash Range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plash Damage %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low %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low Duration</text:p>
          </table:table-cell>
          <table:table-cell table:number-columns-repeated="12"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TA Damage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7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TA Duration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7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rmor Penetration %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0.6" calcext:value-type="float">
            <text:p>0,60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are Duration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1.25" calcext:value-type="float">
            <text:p>1,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are Chance %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eadShot Chance %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Description: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, Splash</text:p>
          </table:table-cell>
          <table:table-cell table:style-name="ce2" office:value-type="string" calcext:value-type="string">
            <text:p>Fast AS, small DMG, DOTA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Constant <text:s/>high DPS</text:p>
          </table:table-cell>
          <table:table-cell table:style-name="ce2" office:value-type="string" calcext:value-type="string">
            <text:p>Floor constant DPS</text:p>
          </table:table-cell>
          <table:table-cell table:style-name="ce2" office:value-type="string" calcext:value-type="string">
            <text:p>Very slow AS, huge DMG, great RG</text:p>
          </table:table-cell>
          <table:table-cell table:style-name="ce2" office:value-type="string" calcext:value-type="string">
            <text:p>Average AS and DMG, Slow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bilities: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Armor:</text:p>
          </table:table-cell>
          <table:table-cell table:style-name="ce1" office:value-type="string" calcext:value-type="string">
            <text:p>Reduction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S Boost 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/>
          <table:table-cell table:style-name="ce3" office:value-type="string" calcext:value-type="string">
            <text:p>AS Boost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DOTA</text:p>
          </table:table-cell>
          <table:table-cell table:style-name="ce3" office:value-type="string" calcext:value-type="string">
            <text:p>AS Boost</text:p>
          </table:table-cell>
          <table:table-cell table:style-name="ce3" office:value-type="string" calcext:value-type="string">
            <text:p>ARM PEN</text:p>
          </table:table-cell>
          <table:table-cell table:style-name="ce3" office:value-type="string" calcext:value-type="string">
            <text:p>Splash</text:p>
          </table:table-cell>
          <table:table-cell table:number-columns-repeated="2" table:style-name="ce3" office:value-type="string" calcext:value-type="string">
            <text:p>DPS</text:p>
          </table:table-cell>
          <table:table-cell table:style-name="ce3"/>
          <table:table-cell table:style-name="ce3" office:value-type="string" calcext:value-type="string">
            <text:p>Slow</text:p>
          </table:table-cell>
          <table:table-cell/>
          <table:table-cell table:style-name="ce3" office:value-type="string" calcext:value-type="string">
            <text:p>No Armo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/>
          <table:table-cell table:style-name="ce3" office:value-type="string" calcext:value-type="string">
            <text:p>ARM PEN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Light Armor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number-columns-repeated="16"/>
          <table:table-cell/>
          <table:table-cell table:style-name="ce3" office:value-type="string" calcext:value-type="string">
            <text:p>Medium Armor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string" calcext:value-type="string">
            <text:p>DOTA</text:p>
          </table:table-cell>
          <table:table-cell table:style-name="ce3" table:number-columns-repeated="2"/>
          <table:table-cell table:style-name="ce3" office:value-type="string" calcext:value-type="string">
            <text:p>ARM PEN</text:p>
          </table:table-cell>
          <table:table-cell table:style-name="ce3"/>
          <table:table-cell table:style-name="ce3" office:value-type="string" calcext:value-type="string">
            <text:p>DMG Boost</text:p>
          </table:table-cell>
          <table:table-cell table:style-name="ce3" table:number-columns-repeated="2"/>
          <table:table-cell table:style-name="ce3" office:value-type="string" calcext:value-type="string">
            <text:p>Slow</text:p>
          </table:table-cell>
          <table:table-cell table:style-name="ce3" office:value-type="string" calcext:value-type="string">
            <text:p><text:s/>DOTA</text:p>
          </table:table-cell>
          <table:table-cell table:style-name="ce3" office:value-type="string" calcext:value-type="string">
            <text:p>Headshot</text:p>
          </table:table-cell>
          <table:table-cell table:style-name="ce3" office:value-type="string" calcext:value-type="string">
            <text:p>Snare</text:p>
          </table:table-cell>
          <table:table-cell/>
          <table:table-cell table:style-name="ce3" office:value-type="string" calcext:value-type="string">
            <text:p>Heavy Armor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Hp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Velocity</text:p>
          </table:table-cell>
          <table:table-cell table:style-name="ce12" office:value-type="string" calcext:value-type="string">
            <text:p>Armor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Resists ?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13" office:value-type="string" calcext:value-type="string">
            <text:p>Peasant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goblin shaman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13" office:value-type="string" calcext:value-type="string">
            <text:p>Wolf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 warrior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13" office:value-type="string" calcext:value-type="string">
            <text:p>Bandit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string" calcext:value-type="string">
            <text:p>light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orge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13" office:value-type="string" calcext:value-type="string">
            <text:p>Knight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string" calcext:value-type="string">
            <text:p>heavy armor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<text:s/>drago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elf 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13" office:value-type="string" calcext:value-type="string">
            <text:p>Berserker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ogre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14" office:value-type="string" calcext:value-type="string">
            <text:p>goblin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f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7"/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dragon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14" office:value-type="string" calcext:value-type="string">
            <text:p>jagua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7"/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14" office:value-type="string" calcext:value-type="string">
            <text:p>goblin warrio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14" office:value-type="string" calcext:value-type="string">
            <text:p>ogre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14" office:value-type="string" calcext:value-type="string">
            <text:p>elf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elven warrio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monkey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warrio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treant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King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dwarf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dwarf warrior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ogre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gnoll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elder gnoll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troll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troll berserker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glacial summon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yeti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King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harpy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wyver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skeleto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large skeleto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zombie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ghoul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drago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fallen knight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necromacer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Warlock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imp 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hell hound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1" office:value-type="string" calcext:value-type="string">
            <text:p>lava summon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1" office:value-type="string" calcext:value-type="string">
            <text:p>cerberus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living magma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sukkub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fire wizard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demon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demon lord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Lord Kalseic</text:p>
          </table:table-cell>
          <table:table-cell table:style-name="ce17" table:number-columns-repeated="7"/>
          <table:table-cell table:number-columns-repeated="100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6:52:03.8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1:31:52.049000000</meta:creation-date>
    <dc:date>2020-07-17T17:34:37.194000000</dc:date>
    <meta:editing-duration>P1DT21H15M42S</meta:editing-duration>
    <meta:editing-cycles>20</meta:editing-cycles>
    <meta:generator>LibreOffice/6.3.4.2$Windows_X86_64 LibreOffice_project/60da17e045e08f1793c57c00ba83cdfce946d0aa</meta:generator>
    <meta:document-statistic meta:table-count="1" meta:cell-count="550" meta:object-count="0"/>
  </office:meta>
</office:document-meta>
</file>